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Ćwiczenia z ASD1:</text:p>
      <text:p text:style-name="Standard"/>
      <text:p text:style-name="Standard"/>
      <text:p text:style-name="Standard"><text:tab/></text:p>
      <text:p text:style-name="Standard"><text:tab/><text:span text:style-name="T1">Programy, Książki, Referaty, Projekty</text:span></text:p>
      <text:p text:style-name="Standard"/>
      <text:p text:style-name="Standard"/>
      <text:p text:style-name="Standard"><text:tab/><text:span text:style-name="T1">Problemy:</text:span></text:p>
      <text:p text:style-name="Standard"/>
      <text:list text:style-name="L1">
        <text:list-item>
          <text:p text:style-name="P2">9 monet 1 lżejsza plus waga szalkowa</text:p>
        </text:list-item>
        <text:list-item>
          <text:p text:style-name="P2">100 worków po 100 monet w każdym jeden fałszywy, waga klasyczna</text:p>
          <text:p text:style-name="P2">Niezmienniki:</text:p>
        </text:list-item>
        <text:list-item>
          <text:p text:style-name="P2">szachownica bez rogów plus domino</text:p>
        </text:list-item>
        <text:list-item>
          <text:p text:style-name="P2">szachownica plus wieża</text:p>
        </text:list-item>
        <text:list-item>
          <text:p text:style-name="P2">szachownica bez rogów plus skoczek</text:p>
        </text:list-item>
        <text:list-item>
          <text:p text:style-name="P2">dowód twierdzenie Pitagorasa</text:p>
          <text:p text:style-name="P2">Indukcja <text:s/>oraz Dowód a &amp; - b &lt;=&gt; 0</text:p>
        </text:list-item>
        <text:list-item>
          <text:p text:style-name="P2">Arni w turniej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7-10-02T23:50:31</meta:creation-date>
    <dc:date>2007-10-02T23:59:13</dc:date>
    <dc:language>pl-PL</dc:language>
    <meta:editing-cycles>2</meta:editing-cycles>
    <meta:editing-duration>PT8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52" meta:character-count="344"/>
  </office:meta>
</office:document-meta>
</file>